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2" svg:font-family="'Lucida Sans'" style:font-family-generic="swiss"/>
    <style:font-face style:name="Lucida Sans1" svg:font-family="'Lucida Sans'" style:font-pitch="variable"/>
    <style:font-face style:name="MS Gothic" svg:font-family="'MS Gothic'" style:font-pitch="variable"/>
    <style:font-face style:name="SimSun1" svg:font-family="SimSun" style:font-pitch="variable"/>
    <style:font-face style:name="Tahoma" svg:font-family="Tahoma" style:font-pitch="variable"/>
    <style:font-face style:name="Liberation Serif" svg:font-family="'Liberation Serif'" style:font-family-generic="roman" style:font-pitch="variable"/>
    <style:font-face style:name="Edwardian Script ITC" svg:font-family="'Edwardian Script ITC'" style:font-family-generic="script" style:font-pitch="variable"/>
    <style:font-face style:name="Liberation Serif1" svg:font-family="'Liberation Serif'"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officeooo:rsid="0015dfaa" officeooo:paragraph-rsid="0015dfaa" style:font-size-asian="10pt" style:font-size-complex="10pt"/>
    </style:style>
    <style:style style:name="P2" style:family="paragraph" style:parent-style-name="Standard">
      <style:text-properties fo:font-size="10pt" officeooo:rsid="001251ad" officeooo:paragraph-rsid="001251ad" style:font-size-asian="10pt" style:font-size-complex="10pt"/>
    </style:style>
    <style:style style:name="P3" style:family="paragraph" style:parent-style-name="Standard">
      <style:text-properties fo:font-size="10pt" officeooo:rsid="001f461d" officeooo:paragraph-rsid="001f461d" style:font-size-asian="10pt" style:font-size-complex="10pt"/>
    </style:style>
    <style:style style:name="P4" style:family="paragraph" style:parent-style-name="Standard">
      <style:text-properties fo:font-size="10pt" officeooo:rsid="003c9366" officeooo:paragraph-rsid="003c9366" style:font-size-asian="10pt" style:font-size-complex="10pt"/>
    </style:style>
    <style:style style:name="P5" style:family="paragraph" style:parent-style-name="Standard">
      <style:text-properties fo:font-size="10pt" officeooo:rsid="00349b6c" officeooo:paragraph-rsid="00349b6c" style:font-size-asian="10pt" style:font-size-complex="10pt"/>
    </style:style>
    <style:style style:name="P6" style:family="paragraph" style:parent-style-name="Standard">
      <style:text-properties fo:font-size="10pt" officeooo:rsid="001358e3" officeooo:paragraph-rsid="001358e3" style:font-size-asian="10pt" style:font-size-complex="10pt"/>
    </style:style>
    <style:style style:name="P7" style:family="paragraph" style:parent-style-name="Standard">
      <style:text-properties fo:font-size="10pt" officeooo:rsid="0035abc8" officeooo:paragraph-rsid="0040442e" style:font-size-asian="10pt" style:font-size-complex="10pt"/>
    </style:style>
    <style:style style:name="P8" style:family="paragraph" style:parent-style-name="Standard">
      <style:text-properties fo:font-size="10pt" officeooo:rsid="0035abc8" officeooo:paragraph-rsid="003610e7" style:font-size-asian="10pt" style:font-size-complex="10pt"/>
    </style:style>
    <style:style style:name="P9" style:family="paragraph" style:parent-style-name="Standard">
      <style:text-properties fo:font-size="10pt" officeooo:rsid="003610e7" officeooo:paragraph-rsid="003610e7" style:font-size-asian="10pt" style:font-size-complex="10pt"/>
    </style:style>
    <style:style style:name="P10" style:family="paragraph" style:parent-style-name="Standard">
      <style:text-properties fo:font-size="10pt" officeooo:rsid="00389042" officeooo:paragraph-rsid="00389042" style:font-size-asian="10pt" style:font-size-complex="10pt"/>
    </style:style>
    <style:style style:name="P11" style:family="paragraph" style:parent-style-name="Standard">
      <style:text-properties fo:font-size="20pt" officeooo:rsid="00343c8d" officeooo:paragraph-rsid="00343c8d" style:font-size-asian="20pt" style:font-size-complex="20pt"/>
    </style:style>
    <style:style style:name="P12" style:family="paragraph" style:parent-style-name="Standard">
      <style:text-properties fo:font-size="10pt" officeooo:rsid="002dba7d" officeooo:paragraph-rsid="002dba7d" style:font-size-asian="10pt" style:font-size-complex="10pt"/>
    </style:style>
    <style:style style:name="P13" style:family="paragraph" style:parent-style-name="Standard">
      <style:text-properties fo:font-size="10pt" officeooo:rsid="00426d1e" officeooo:paragraph-rsid="00426d1e" style:font-size-asian="10pt" style:font-size-complex="10pt"/>
    </style:style>
    <style:style style:name="P14"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15" style:family="paragraph">
      <loext:graphic-properties draw:fill="solid" draw:fill-color="#cc0000"/>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Edwardian Script ITC"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officeooo:rsid="001f461d"/>
    </style:style>
    <style:style style:name="T2" style:family="text">
      <style:text-properties officeooo:rsid="00268e0e"/>
    </style:style>
    <style:style style:name="T3" style:family="text">
      <style:text-properties officeooo:rsid="002e8acd"/>
    </style:style>
    <style:style style:name="T4" style:family="text">
      <style:text-properties officeooo:rsid="00349b6c"/>
    </style:style>
    <style:style style:name="T5" style:family="text">
      <style:text-properties officeooo:rsid="003610e7"/>
    </style:style>
    <style:style style:name="T6" style:family="text">
      <style:text-properties officeooo:rsid="0037de38"/>
    </style:style>
    <style:style style:name="T7" style:family="text">
      <style:text-properties officeooo:rsid="003a04f6"/>
    </style:style>
    <style:style style:name="T8" style:family="text">
      <style:text-properties officeooo:rsid="003cfac4"/>
    </style:style>
    <style:style style:name="T9" style:family="text">
      <style:text-properties officeooo:rsid="0040e785"/>
    </style:style>
    <style:style style:name="T10" style:family="text">
      <style:text-properties fo:color="#000000" style:text-outline="false" style:text-line-through-style="none" style:text-line-through-type="none" style:text-position="0% 100%" style:font-name="Edwardian Script ITC"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gr1"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cc0000" draw:textarea-horizontal-align="left" draw:textarea-vertical-align="middle" draw:auto-grow-height="false" draw:fit-to-size="false" fo:min-height="8.419cm" fo:min-width="15.776cm" fo:padding-top="0.131cm" fo:padding-bottom="0.131cm" fo:padding-left="0.25cm" fo:padding-right="0.25cm" fo:wrap-option="wrap" draw:shadow="hidden" draw:shadow-offset-x="0.305cm" draw:shadow-offset-y="0.305cm" draw:shadow-color="#808080" draw:shadow-opacity="100%" style:run-through="foreground" style:wrap="none"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custom-shape text:anchor-type="paragraph" draw:z-index="0" draw:style-name="gr1" draw:text-style-name="P15" svg:width="16.276cm" svg:height="8.679cm" svg:x="0.66cm" svg:y="0.293cm"><text:p text:style-name="P14"><text:span text:style-name="T10">Mechanisch Erfgoed Centrum</text:span></text:p><draw:enhanced-geometry svg:viewBox="0 0 21600 21600" draw:extrusion="false" draw:text-areas="0 0 21600 21600" draw:text-path="true" draw:text-path-mode="shape" draw:text-path-scale="path" draw:text-path-same-letter-heights="false" draw:type="fontwork-arch-up-curve" draw:modifiers="180" draw:enhanced-path="W 0 0 21600 21600 ?f2 ?f3 ?f4 ?f3 N"><draw:equation draw:name="f0" draw:formula="10800*cos($0 *(pi/180))"/><draw:equation draw:name="f1" draw:formula="10800*sin($0 *(pi/180))"/><draw:equation draw:name="f2" draw:formula="?f0 +10800"/><draw:equation draw:name="f3" draw:formula="?f1 +10800"/><draw:equation draw:name="f4" draw:formula="21600-?f2 "/><draw:handle draw:handle-position="10800 $0" draw:handle-polar="10800 10800"/></draw:enhanced-geometry></draw:custom-shape></text:p>
      <text:p text:style-name="P11">Raspberry Pi <text:span text:style-name="T8">1 </text:span>Model B</text:p>
      <text:p text:style-name="P2">Jaar: <text:span text:style-name="T2">2012</text:span></text:p>
      <text:p text:style-name="P3">Besturingssysteem: <text:span text:style-name="T4">Risc OS 5 uitgave 14</text:span></text:p>
      <text:p text:style-name="P2"/>
      <text:p text:style-name="P2">Processor: <text:span text:style-name="T4">ARM1176JZF-6</text:span></text:p>
      <text:p text:style-name="P2">Aantal kernen: 1</text:p>
      <text:p text:style-name="P2">Kloksnelheid processor: <text:span text:style-name="T4">700 </text:span>MHz</text:p>
      <text:p text:style-name="P12">A<text:span text:style-name="T3">antal bits: 32</text:span></text:p>
      <text:p text:style-name="P13">Familie processor: ARM11</text:p>
      <text:p text:style-name="P4">Architectuur processor: ARMv6Z</text:p>
      <text:p text:style-name="P2"/>
      <text:p text:style-name="P3"><text:span text:style-name="T4">Grafische unit</text:span>: <text:span text:style-name="T4">Broadcom VideoCore IV</text:span></text:p>
      <text:p text:style-name="P5">Kloksnelheid grafische unit: 250 MHz</text:p>
      <text:p text:style-name="P5">Met speciale chip om H.264-videos (populair videoformaat) op Full HD-kwaliteit met 30 beelden per seconde te decoderen (omzetten van bestand naar beeld)</text:p>
      <text:p text:style-name="P6"/>
      <text:p text:style-name="P6">Hoeveelheid RAM/<text:span text:style-name="T4">video</text:span>geheugen: <text:span text:style-name="T4">512</text:span> <text:span text:style-name="T1">MB</text:span></text:p>
      <text:p text:style-name="P5">(Er is 512 MB beschikbaar. Dit wordt gedeeld door de processor en de grafische unit in een <text:span text:style-name="T7">door de gebruiker</text:span> <text:span text:style-name="T7">vast</text:span>gestelde verhouding)</text:p>
      <text:p text:style-name="P5">Opslagmogelijkheid: SD-kaart</text:p>
      <text:p text:style-name="P5"/>
      <text:p text:style-name="P7">In 2006 werd de Raspberry Pi Foundation opgericht door een paar mensen uit het Verenigd Koninkrijk. Ze waren geschrokken van de slechte computerlessen op basisscholen, daarom maakten ze een computer die zo goedkoop was <text:span text:style-name="T5">(maar toch nog een beetje snel)</text:span>, dat scholen voor elk kind er eentje kon kopen, <text:span text:style-name="T5">zodat hij of zij kon leren programmeren</text:span>. Het zou dan ook door de prijs niet erg zijn als er eentje kapot ging. <text:span text:style-name="T5">Op het aanbevolen besturingssysteem (een Linuxdistributie) zat een heleboel programma’s om mee te leren programmeren, voornamelijk in de taal Python, (vandaar het woord “Pi” in de naam). Er zijn ook veel andere besturingssystemen beschikbaar, de meesten zijn Linuxdistributies, maar er zijn ook veel andere beschikbaar. Doordat je het besturingssysteem kant en klaar op de SD-kaart kan stoppen, is experimenteren makkelijk. Op deze RPi <text:s/>(zoals hij door liefhebbers wordt afgekort) staat Risc OS, een besturingssysteem speciaal gemaakt voor de ARM-architectuur. Het kan niet draaien op normale computers, daarom is het vrij onbekend.</text:span></text:p>
      <text:p text:style-name="P8"/>
      <text:p text:style-name="P8">Je kreeg er verder niks bij: het besturingssysteem moest je zelf downloaden <text:span text:style-name="T5">en de SD-kaart voor het besturingssysteem, de HDMI-beeldschermkabel, de voeding (een normale telefoonlaadkabel) en zelfs de behuizing (de buitenkant) moest je er zelf los bij kopen. Dit hebben ze gedaan om de prijs zo laag mogelijk te houden.</text:span></text:p>
      <text:p text:style-name="P8"/>
      <text:p text:style-name="P9">Het duurde tot 2012 voordat de Raspberry Pi eindelijk af was. In de zes jaar daarvoor waren er al veel computerliefhebbers die er erg graag eentje wilde hebben voor allerlei projectjes. Toen je de Raspberry Pi op 19 februari eindelijk kon kopen, w<text:span text:style-name="T6">ilden zoveel mensen de RPi hebben, dat de websites van de verkopers het nauwelijks aan konden. De RPi Foundation werkte hard om zoveel mogelijk RPi’s te maken. Toch heeft het voor sommige mensen nog 6 maanden geduurd voordat ze hun bestelling ontvingen.</text:span></text:p>
      <text:p text:style-name="P9"/>
      <text:p text:style-name="P10">Verschillende bedrijven hebben geprobeerd om goedkopere en betere computertjes te maken dan de RPi. Toch maakte de RPi Foundation elke keer weer een nieuw model dat nóg goedkoper en sneller werd. Momenteel is de Raspberry Pi Zero de goedkoopste: deze computer kost maar 4 pond of 5 dollar. <text:span text:style-name="T9">Dat is ongeveer 5 euro! </text:span>De RPi Zero heeft dan wel weer best aparte aansluitingen zoals mini-HDMI waar je dan weer extra kabeltjes voor moet kopen. Dus eigenlijk is het valsspe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2" svg:font-family="'Lucida Sans'" style:font-family-generic="swiss"/>
    <style:font-face style:name="Lucida Sans1" svg:font-family="'Lucida Sans'" style:font-pitch="variable"/>
    <style:font-face style:name="MS Gothic" svg:font-family="'MS Gothic'" style:font-pitch="variable"/>
    <style:font-face style:name="SimSun1" svg:font-family="SimSun" style:font-pitch="variable"/>
    <style:font-face style:name="Tahoma" svg:font-family="Tahoma" style:font-pitch="variable"/>
    <style:font-face style:name="Liberation Serif" svg:font-family="'Liberation Serif'" style:font-family-generic="roman" style:font-pitch="variable"/>
    <style:font-face style:name="Edwardian Script ITC" svg:font-family="'Edwardian Script ITC'" style:font-family-generic="script" style:font-pitch="variable"/>
    <style:font-face style:name="Liberation Serif1" svg:font-family="'Liberation Serif'"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1T16:42:01.416000000</meta:creation-date>
    <dc:date>2017-01-18T16:45:10.791000000</dc:date>
    <meta:editing-duration>PT1H45M27S</meta:editing-duration>
    <meta:editing-cycles>32</meta:editing-cycles>
    <meta:generator>LibreOffice/5.2.3.3$Windows_x86 LibreOffice_project/d54a8868f08a7b39642414cf2c8ef2f228f780cf</meta:generator>
    <meta:document-statistic meta:table-count="0" meta:image-count="0" meta:object-count="0" meta:page-count="1" meta:paragraph-count="19" meta:word-count="466" meta:character-count="2962" meta:non-whitespace-character-count="2514"/>
  </office:meta>
</office:document-meta>
</file>